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eeeeee" draw:textarea-horizontal-align="justify" draw:textarea-vertical-align="middle" draw:auto-grow-height="false" fo:min-height="24.409cm" fo:min-width="22.88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3.772cm" fo:min-width="21.61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2cc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dde8cb" draw:textarea-horizontal-align="justify" draw:textarea-vertical-align="middle" draw:auto-grow-height="false" fo:min-height="1.231cm" fo:min-width="0.981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dde8cb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4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97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e599" draw:textarea-horizontal-align="justify" draw:textarea-vertical-align="middle" draw:auto-grow-height="false" fo:min-height="3.137cm" fo:min-width="21.619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704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0e0e3" draw:textarea-horizontal-align="justify" draw:textarea-vertical-align="middle" draw:auto-grow-height="false" fo:min-height="0.941cm" fo:min-width="4.56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0e0e3" draw:textarea-horizontal-align="justify" draw:textarea-vertical-align="middle" draw:auto-grow-height="false" fo:min-height="0.941cm" fo:min-width="4.5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dde8cb" draw:textarea-horizontal-align="justify" draw:textarea-vertical-align="middle" draw:auto-grow-height="false" fo:min-height="0.941cm" fo:min-width="0.70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dde8cb" draw:textarea-horizontal-align="justify" draw:textarea-vertical-align="middle" draw:auto-grow-height="false" fo:min-height="0.941cm" fo:min-width="0.706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d0e0e3" draw:textarea-horizontal-align="justify" draw:textarea-vertical-align="middle" draw:auto-grow-height="false" fo:min-height="0.94cm" fo:min-width="4.56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d0e0e3" draw:textarea-horizontal-align="justify" draw:textarea-vertical-align="middle" draw:auto-grow-height="false" fo:min-height="0.94cm" fo:min-width="4.56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de8cb" draw:textarea-horizontal-align="justify" draw:textarea-vertical-align="middle" draw:auto-grow-height="false" fo:min-height="0.94cm" fo:min-width="0.70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dde8cb" draw:textarea-horizontal-align="justify" draw:textarea-vertical-align="middle" draw:auto-grow-height="false" fo:min-height="0.94cm" fo:min-width="0.706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0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376cm" fo:min-width="0cm" fo:padding-top="0.151cm" fo:padding-bottom="0.151cm" fo:padding-left="0.276cm" fo:padding-right="0.276cm" fo:wrap-option="wrap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9.476cm" fo:min-width="0cm" fo:padding-top="0.151cm" fo:padding-bottom="0.151cm" fo:padding-left="0.276cm" fo:padding-right="0.276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_20_large" draw:marker-end-width="0.508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4c7dc"/>
      <style:paragraph-properties fo:text-align="center" style:writing-mode="lr-tb"/>
      <style:text-properties style:font-name="Comfortaa" fo:font-size="18pt" style:font-size-asian="18pt" style:font-size-complex="18pt"/>
    </style:style>
    <style:style style:name="P4" style:family="paragraph">
      <loext:graphic-properties draw:fill-color="#fff2cc"/>
      <style:paragraph-properties fo:text-align="center" style:writing-mode="lr-tb"/>
      <style:text-properties style:font-name="Comfortaa" fo:font-size="28pt" style:font-size-asian="28pt" style:font-size-complex="28pt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 style:writing-mode="lr-tb"/>
      <style:text-properties style:font-name="Comfortaa" fo:font-size="28pt" style:font-size-asian="28pt" style:font-size-complex="28pt"/>
    </style:style>
    <style:style style:name="P7" style:family="paragraph">
      <loext:graphic-properties draw:fill-color="#dde8cb"/>
      <style:paragraph-properties fo:text-align="center" style:writing-mode="lr-tb"/>
      <style:text-properties style:font-name="Comfortaa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style:font-name="Comfortaa" fo:font-size="28pt" style:font-size-asian="28pt" style:font-size-complex="28pt"/>
    </style:style>
    <style:style style:name="P9" style:family="paragraph">
      <loext:graphic-properties draw:fill-color="#ffe599"/>
      <style:paragraph-properties fo:text-align="center" style:writing-mode="lr-tb"/>
      <style:text-properties style:font-name="Comfortaa" fo:font-size="28pt" style:font-size-asian="28pt" style:font-size-complex="28pt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="none" draw:fill-color="#ffffff"/>
      <style:paragraph-properties style:writing-mode="lr-tb"/>
      <style:text-properties style:font-name="Comfortaa" fo:font-size="42pt" fo:font-weight="bold" style:font-size-asian="42pt" style:font-weight-asian="bold" style:font-size-complex="4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d0e0e3"/>
      <style:paragraph-properties fo:text-align="center"/>
      <style:text-properties style:font-name="Comfortaa" fo:font-size="28pt" style:font-size-asian="28pt" style:font-size-complex="28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-color="#dde8cb"/>
      <style:paragraph-properties fo:text-align="center"/>
      <style:text-properties style:font-name="Comfortaa" fo:font-size="28pt" style:font-size-asian="28pt" style:font-size-complex="28pt"/>
    </style:style>
    <style:style style:name="P16" style:family="paragraph">
      <loext:graphic-properties draw:fill="none" draw:fill-color="#ffffff"/>
      <style:text-properties style:font-name="Comfortaa" fo:font-size="28pt" style:font-size-asian="28pt" style:font-size-complex="28pt"/>
    </style:style>
    <style:style style:name="P17" style:family="paragraph">
      <style:paragraph-properties fo:text-align="center"/>
      <style:text-properties fo:color="#0068a6" loext:opacity="100%" fo:font-weight="bold" style:font-weight-asian="bold" style:font-weight-complex="bold"/>
    </style:style>
    <style:style style:name="P18" style:family="paragraph">
      <loext:graphic-properties draw:fill-color="#d0e0e3"/>
      <style:paragraph-properties fo:text-align="center"/>
      <style:text-properties fo:color="#0068a6" loext:opacity="100%" style:font-name="Comfortaa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dde8cb"/>
      <style:paragraph-properties fo:text-align="center"/>
      <style:text-properties fo:color="#0068a6" loext:opacity="100%" style:font-name="Comfortaa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0068a6" loext:opacity="100%" fo:font-weight="bold"/>
    </style:style>
    <style:style style:name="P21" style:family="paragraph">
      <loext:graphic-properties draw:fill="none" draw:fill-color="#ffffff"/>
      <style:text-properties fo:color="#0068a6" loext:opacity="100%" style:font-name="Comfortaa" fo:font-size="28pt" fo:font-weight="bold" style:font-size-asian="28pt" style:font-size-complex="28pt"/>
    </style:style>
    <style:style style:name="P22" style:family="paragraph">
      <style:text-properties fo:color="#0068a6" loext:opacity="100%"/>
    </style:style>
    <style:style style:name="P23" style:family="paragraph">
      <loext:graphic-properties draw:fill="none" draw:fill-color="#ffffff"/>
      <style:text-properties fo:color="#0068a6" loext:opacity="100%" style:font-name="Comfortaa" fo:font-size="28pt" style:font-size-asian="28pt" style:font-size-complex="2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style:font-name="FreeMono" fo:font-weight="normal" style:font-weight-asian="normal" style:font-weight-complex="normal"/>
    </style:style>
    <style:style style:name="P26" style:family="paragraph">
      <loext:graphic-properties draw:fill="none" draw:fill-color="#ffffff"/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Comfortaa" fo:font-size="28pt" style:font-size-asian="28pt" style:font-size-complex="28pt"/>
    </style:style>
    <style:style style:name="T1" style:family="text">
      <style:text-properties style:font-name="Comfortaa" fo:font-size="28pt" style:font-size-asian="28pt" style:font-size-complex="28pt"/>
    </style:style>
    <style:style style:name="T2" style:family="text">
      <style:text-properties style:font-name="Comfortaa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68a6" loext:opacity="100%" style:font-name="Comfortaa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8a6" loext:opacity="100%" style:font-name="Comfortaa" fo:font-size="28pt" style:font-size-asian="28pt" style:font-size-complex="28pt"/>
    </style:style>
    <style:style style:name="T5" style:family="text">
      <style:text-properties style:font-name="FreeMono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5cm" svg:height="24.765cm" svg:x="31.175cm" svg:y="2.7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2.225cm" svg:height="4.128cm" svg:x="31.842cm" svg:y="3.4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87cm" svg:height="1.587cm" svg:x="32.26cm" svg:y="3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87cm" svg:height="1.587cm" svg:x="32.26cm" svg:y="5.7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5" draw:layer="layout" svg:width="1.587cm" svg:height="1.587cm" svg:x="34.051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4.0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51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51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39.453cm" svg:y="3.873cm">
              <text:p text:style-name="P6"><text:span text:style-name="T1">A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9.4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1.253cm" svg:y="3.873cm">
              <text:p text:style-name="P6"><text:span text:style-name="T1">L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1.2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3.053cm" svg:y="3.873cm">
              <text:p text:style-name="P6"><text:span text:style-name="T1">U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3.0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4.853cm" svg:y="3.873cm">
              <text:p text:style-name="P6"><text:span text:style-name="T1">s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4.8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5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5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5.6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8" draw:layer="layout" svg:width="1.941cm" svg:height="1.352cm" svg:x="32.095cm" svg:y="4.115cm">
            <draw:text-box>
              <text:p><text:span text:style-name="T1">Ctl</text:span></text:p>
            </draw:text-box>
          </draw:frame>
          <draw:frame draw:style-name="gr8" draw:text-style-name="P8" draw:layer="layout" svg:width="1.497cm" svg:height="1.352cm" svg:x="32.296cm" svg:y="5.915cm">
            <draw:text-box>
              <text:p><text:span text:style-name="T1">L</text:span><text:span text:style-name="T1">1</text:span></text:p>
            </draw:text-box>
          </draw:frame>
        </draw:g>
        <draw:g>
          <draw:custom-shape draw:style-name="gr2" draw:text-style-name="P2" draw:layer="layout" svg:width="22.225cm" svg:height="4.128cm" svg:x="31.842cm" svg:y="8.4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87cm" svg:height="1.587cm" svg:x="32.26cm" svg:y="8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87cm" svg:height="1.587cm" svg:x="32.26cm" svg:y="10.7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5" draw:layer="layout" svg:width="1.587cm" svg:height="1.587cm" svg:x="34.051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4.0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51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51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39.453cm" svg:y="8.873cm">
              <text:p text:style-name="P6"><text:span text:style-name="T1">A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9.4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1.253cm" svg:y="8.873cm">
              <text:p text:style-name="P6"><text:span text:style-name="T1">L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1.2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3.053cm" svg:y="8.873cm">
              <text:p text:style-name="P6"><text:span text:style-name="T1">U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3.0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4.853cm" svg:y="8.873cm">
              <text:p text:style-name="P6"><text:span text:style-name="T1">s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4.8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53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53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1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10.6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8" draw:layer="layout" svg:width="1.941cm" svg:height="1.352cm" svg:x="32.095cm" svg:y="9.115cm">
            <draw:text-box>
              <text:p><text:span text:style-name="T1">Ctl</text:span></text:p>
            </draw:text-box>
          </draw:frame>
          <draw:frame draw:style-name="gr8" draw:text-style-name="P8" draw:layer="layout" svg:width="1.497cm" svg:height="1.352cm" svg:x="32.296cm" svg:y="10.915cm">
            <draw:text-box>
              <text:p><text:span text:style-name="T1">L</text:span><text:span text:style-name="T1">1</text:span></text:p>
            </draw:text-box>
          </draw:frame>
        </draw:g>
        <draw:custom-shape draw:style-name="gr2" draw:text-style-name="P2" draw:layer="layout" svg:width="22.225cm" svg:height="4.128cm" svg:x="31.842cm" svg:y="1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87cm" svg:height="1.587cm" svg:x="32.26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87cm" svg:height="1.587cm" svg:x="32.26cm" svg:y="15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4.051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4.0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5.851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5.8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7.651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7.6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87cm" svg:height="1.587cm" svg:x="39.453cm" svg:y="13.873cm">
            <text:p text:style-name="P6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39.4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87cm" svg:height="1.587cm" svg:x="41.253cm" svg:y="13.873cm">
            <text:p text:style-name="P6"><text:span text:style-name="T1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1.2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87cm" svg:height="1.587cm" svg:x="43.053cm" svg:y="13.873cm">
            <text:p text:style-name="P6"><text:span text:style-name="T1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3.0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87cm" svg:height="1.587cm" svg:x="44.853cm" svg:y="13.873cm">
            <text:p text:style-name="P6"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4.8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6.653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6.6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8.453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48.4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50.26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50.2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52.06cm" svg:y="13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87cm" svg:height="1.587cm" svg:x="52.06cm" svg:y="15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1.941cm" svg:height="1.352cm" svg:x="32.095cm" svg:y="14.115cm">
            <draw:text-box>
              <text:p><text:span text:style-name="T1">Ctl</text:span></text:p>
            </draw:text-box>
          </draw:frame>
          <draw:frame draw:style-name="gr8" draw:text-style-name="P8" draw:layer="layout" svg:width="1.497cm" svg:height="1.352cm" svg:x="32.296cm" svg:y="15.915cm">
            <draw:text-box>
              <text:p><text:span text:style-name="T1">L</text:span><text:span text:style-name="T1">1</text:span></text:p>
            </draw:text-box>
          </draw:frame>
        </draw:g>
        <draw:g>
          <draw:custom-shape draw:style-name="gr2" draw:text-style-name="P2" draw:layer="layout" svg:width="22.225cm" svg:height="4.128cm" svg:x="31.842cm" svg:y="18.4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87cm" svg:height="1.587cm" svg:x="32.26cm" svg:y="18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87cm" svg:height="1.587cm" svg:x="32.26cm" svg:y="20.7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5" draw:layer="layout" svg:width="1.587cm" svg:height="1.587cm" svg:x="34.051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4.0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51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5.8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51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7.6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39.453cm" svg:y="18.873cm">
              <text:p text:style-name="P6"><text:span text:style-name="T1">A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39.4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1.253cm" svg:y="18.873cm">
              <text:p text:style-name="P6"><text:span text:style-name="T1">L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1.2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3.053cm" svg:y="18.873cm">
              <text:p text:style-name="P6"><text:span text:style-name="T1">U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3.0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1.587cm" svg:height="1.587cm" svg:x="44.853cm" svg:y="18.873cm">
              <text:p text:style-name="P6"><text:span text:style-name="T1">s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4.8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53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6.6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53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48.4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0.26cm" svg:y="20.6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18.87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1.587cm" svg:x="52.06cm" svg:y="20.6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8" draw:layer="layout" svg:width="1.941cm" svg:height="1.352cm" svg:x="32.095cm" svg:y="19.115cm">
            <draw:text-box>
              <text:p><text:span text:style-name="T1">Ctl</text:span></text:p>
            </draw:text-box>
          </draw:frame>
          <draw:frame draw:style-name="gr8" draw:text-style-name="P8" draw:layer="layout" svg:width="1.497cm" svg:height="1.352cm" svg:x="32.296cm" svg:y="20.915cm">
            <draw:text-box>
              <text:p><text:span text:style-name="T1">L</text:span><text:span text:style-name="T1">1</text:span></text:p>
            </draw:text-box>
          </draw:frame>
        </draw:g>
        <draw:custom-shape draw:style-name="gr9" draw:text-style-name="P9" draw:layer="layout" svg:width="22.225cm" svg:height="3.493cm" svg:x="31.81cm" svg:y="23.357cm">
          <text:p text:style-name="P6"><text:span text:style-name="T1">L2 Cache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204cm" svg:height="3.083cm" svg:x="39.873cm" svg:y="0.222cm">
          <draw:text-box>
            <text:p text:style-name="P10"><text:span text:style-name="T2">GPU</text:span></text:p>
          </draw:text-box>
        </draw:frame>
        <draw:g>
          <draw:custom-shape draw:style-name="gr11" draw:text-style-name="P13" draw:layer="layout" svg:width="5.141cm" svg:height="1.271cm" svg:x="1.84cm" svg:y="23.2cm">
            <text:p text:style-name="P12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5.14cm" svg:height="1.271cm" svg:x="6.9cm" svg:y="23.2cm">
            <text:p text:style-name="P12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5.14cm" svg:height="1.271cm" svg:x="11.96cm" svg:y="23.2cm">
            <text:p text:style-name="P12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5.141cm" svg:height="1.271cm" svg:x="17.019cm" svg:y="23.2cm">
            <text:p text:style-name="P1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.84cm" svg:y="24.471cm">
            <text:p text:style-name="P14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3.125cm" svg:y="24.471cm">
            <text:p text:style-name="P12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5" draw:layer="layout" svg:width="1.286cm" svg:height="1.271cm" svg:x="4.41cm" svg:y="24.471cm">
            <text:p text:style-name="P12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5.696cm" svg:y="24.471cm">
            <text:p text:style-name="P1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6.9cm" svg:y="24.471cm">
            <text:p text:style-name="P14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8.185cm" svg:y="24.471cm">
            <text:p text:style-name="P12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9.47cm" svg:y="24.471cm">
            <text:p text:style-name="P12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0.755cm" svg:y="24.471cm">
            <text:p text:style-name="P1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1.96cm" svg:y="24.471cm">
            <text:p text:style-name="P14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3.245cm" svg:y="24.471cm">
            <text:p text:style-name="P12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4.53cm" svg:y="24.471cm">
            <text:p text:style-name="P12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5.815cm" svg:y="24.471cm">
            <text:p text:style-name="P1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7.019cm" svg:y="24.471cm">
            <text:p text:style-name="P14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5" draw:layer="layout" svg:width="1.286cm" svg:height="1.271cm" svg:x="18.304cm" svg:y="24.471cm">
            <text:p text:style-name="P12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19.59cm" svg:y="24.471cm">
            <text:p text:style-name="P12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285cm" svg:height="1.271cm" svg:x="20.875cm" svg:y="24.471cm">
            <text:p text:style-name="P1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16" draw:layer="layout" svg:width="4.172cm" svg:height="2.453cm" svg:x="2.792cm" svg:y="19.707cm">
          <draw:text-box>
            <text:p><text:span text:style-name="T1">Thread</text:span></text:p>
            <text:p><text:span text:style-name="T1">blocks</text:span></text:p>
          </draw:text-box>
        </draw:frame>
        <draw:g>
          <draw:g>
            <draw:custom-shape draw:style-name="gr16" draw:text-style-name="P13" draw:layer="layout" svg:width="5.141cm" svg:height="1.27cm" svg:x="7.84cm" svg:y="3.055cm">
              <text:p text:style-name="P12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3" draw:layer="layout" svg:width="5.14cm" svg:height="1.27cm" svg:x="12.9cm" svg:y="3.055cm">
              <text:p text:style-name="P1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8" draw:layer="layout" svg:width="5.14cm" svg:height="1.27cm" svg:x="17.96cm" svg:y="3.055cm">
              <text:p text:style-name="P17"><text:span text:style-name="T3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5.141cm" svg:height="1.27cm" svg:x="23.019cm" svg:y="3.055cm">
              <text:p text:style-name="P1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7.84cm" svg:y="4.325cm">
              <text:p text:style-name="P14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9.125cm" svg:y="4.325cm">
              <text:p text:style-name="P1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1.286cm" svg:height="1.27cm" svg:x="10.41cm" svg:y="4.325cm">
              <text:p text:style-name="P1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1.696cm" svg:y="4.325cm">
              <text:p text:style-name="P1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2.9cm" svg:y="4.325cm">
              <text:p text:style-name="P14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4.185cm" svg:y="4.325cm">
              <text:p text:style-name="P1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5.47cm" svg:y="4.325cm">
              <text:p text:style-name="P1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6.755cm" svg:y="4.325cm">
              <text:p text:style-name="P1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7.96cm" svg:y="4.325cm">
              <text:p text:style-name="P14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19.245cm" svg:y="4.325cm">
              <text:p text:style-name="P1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20.53cm" svg:y="4.325cm">
              <text:p text:style-name="P1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9" draw:layer="layout" svg:width="1.285cm" svg:height="1.27cm" svg:x="21.815cm" svg:y="4.325cm">
              <text:p text:style-name="P17"><text:span text:style-name="T3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23.019cm" svg:y="4.325cm">
              <text:p text:style-name="P14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1.286cm" svg:height="1.27cm" svg:x="24.304cm" svg:y="4.325cm">
              <text:p text:style-name="P1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25.59cm" svg:y="4.325cm">
              <text:p text:style-name="P1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1.285cm" svg:height="1.27cm" svg:x="26.875cm" svg:y="4.325cm">
              <text:p text:style-name="P1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5" draw:text-style-name="P16" draw:layer="layout" svg:width="1.065cm" svg:height="1.352cm" svg:x="7.939cm" svg:y="5.725cm">
            <draw:text-box>
              <text:p><text:span text:style-name="T1">0</text:span></text:p>
            </draw:text-box>
          </draw:frame>
          <draw:frame draw:style-name="gr15" draw:text-style-name="P16" draw:layer="layout" svg:width="0.875cm" svg:height="1.352cm" svg:x="9.34cm" svg:y="5.725cm">
            <draw:text-box>
              <text:p><text:span text:style-name="T1">1</text:span></text:p>
            </draw:text-box>
          </draw:frame>
          <draw:frame draw:style-name="gr15" draw:text-style-name="P16" draw:layer="layout" svg:width="1.074cm" svg:height="1.352cm" svg:x="10.541cm" svg:y="5.725cm">
            <draw:text-box>
              <text:p><text:span text:style-name="T1">2</text:span></text:p>
            </draw:text-box>
          </draw:frame>
          <draw:frame draw:style-name="gr15" draw:text-style-name="P16" draw:layer="layout" svg:width="1.078cm" svg:height="1.352cm" svg:x="11.741cm" svg:y="5.725cm">
            <draw:text-box>
              <text:p><text:span text:style-name="T1">3</text:span></text:p>
            </draw:text-box>
          </draw:frame>
          <draw:frame draw:style-name="gr15" draw:text-style-name="P16" draw:layer="layout" svg:width="1.141cm" svg:height="1.352cm" svg:x="13.041cm" svg:y="5.725cm">
            <draw:text-box>
              <text:p><text:span text:style-name="T1">4</text:span></text:p>
            </draw:text-box>
          </draw:frame>
          <draw:frame draw:style-name="gr15" draw:text-style-name="P16" draw:layer="layout" svg:width="1.12cm" svg:height="1.352cm" svg:x="14.242cm" svg:y="5.725cm">
            <draw:text-box>
              <text:p><text:span text:style-name="T1">5</text:span></text:p>
            </draw:text-box>
          </draw:frame>
          <draw:frame draw:style-name="gr15" draw:text-style-name="P16" draw:layer="layout" svg:width="1.074cm" svg:height="1.352cm" svg:x="15.542cm" svg:y="5.725cm">
            <draw:text-box>
              <text:p><text:span text:style-name="T1">6</text:span></text:p>
            </draw:text-box>
          </draw:frame>
          <draw:frame draw:style-name="gr15" draw:text-style-name="P16" draw:layer="layout" svg:width="1.061cm" svg:height="1.352cm" svg:x="16.842cm" svg:y="5.725cm">
            <draw:text-box>
              <text:p><text:span text:style-name="T1">7</text:span></text:p>
            </draw:text-box>
          </draw:frame>
          <draw:frame draw:style-name="gr15" draw:text-style-name="P16" draw:layer="layout" svg:width="1.086cm" svg:height="1.352cm" svg:x="18.043cm" svg:y="5.725cm">
            <draw:text-box>
              <text:p><text:span text:style-name="T1">8</text:span></text:p>
            </draw:text-box>
          </draw:frame>
          <draw:frame draw:style-name="gr15" draw:text-style-name="P16" draw:layer="layout" svg:width="1.074cm" svg:height="1.352cm" svg:x="19.343cm" svg:y="5.725cm">
            <draw:text-box>
              <text:p><text:span text:style-name="T1">9</text:span></text:p>
            </draw:text-box>
          </draw:frame>
          <draw:frame draw:style-name="gr15" draw:text-style-name="P16" draw:layer="layout" svg:width="1.438cm" svg:height="1.352cm" svg:x="20.443cm" svg:y="5.725cm">
            <draw:text-box>
              <text:p><text:span text:style-name="T1">10</text:span></text:p>
            </draw:text-box>
          </draw:frame>
          <draw:frame draw:style-name="gr15" draw:text-style-name="P21" draw:layer="layout" svg:width="1.281cm" svg:height="1.352cm" svg:x="21.743cm" svg:y="5.725cm">
            <draw:text-box>
              <text:p text:style-name="P20"><text:span text:style-name="T1">11</text:span></text:p>
            </draw:text-box>
          </draw:frame>
          <draw:frame draw:style-name="gr15" draw:text-style-name="P16" draw:layer="layout" svg:width="1.446cm" svg:height="1.352cm" svg:x="22.944cm" svg:y="5.725cm">
            <draw:text-box>
              <text:p><text:span text:style-name="T1">12</text:span></text:p>
            </draw:text-box>
          </draw:frame>
          <draw:frame draw:style-name="gr15" draw:text-style-name="P16" draw:layer="layout" svg:width="1.45cm" svg:height="1.352cm" svg:x="24.244cm" svg:y="5.725cm">
            <draw:text-box>
              <text:p><text:span text:style-name="T1">13</text:span></text:p>
            </draw:text-box>
          </draw:frame>
          <draw:frame draw:style-name="gr15" draw:text-style-name="P16" draw:layer="layout" svg:width="1.514cm" svg:height="1.352cm" svg:x="25.444cm" svg:y="5.725cm">
            <draw:text-box>
              <text:p><text:span text:style-name="T1">14</text:span></text:p>
            </draw:text-box>
          </draw:frame>
          <draw:frame draw:style-name="gr15" draw:text-style-name="P16" draw:layer="layout" svg:width="1.493cm" svg:height="1.352cm" svg:x="26.744cm" svg:y="5.725cm">
            <draw:text-box>
              <text:p><text:span text:style-name="T1">15</text:span></text:p>
            </draw:text-box>
          </draw:frame>
          <draw:frame draw:style-name="gr20" draw:text-style-name="P23" draw:layer="layout" svg:width="4.613cm" svg:height="1.352cm" svg:x="18.268cm" svg:y="1.785cm">
            <draw:text-box>
              <text:p text:style-name="P22"><text:span text:style-name="T4">2x4+3=11</text:span></text:p>
            </draw:text-box>
          </draw:frame>
          <draw:custom-shape draw:style-name="gr21" draw:text-style-name="P24" draw:layer="layout" svg:width="0.635cm" svg:height="4.862cm" draw:transform="rotate (-1.5707963267949) translate (12.802cm 2.085cm)">
            <text:p/>
            <draw:enhanced-geometry svg:viewBox="0 0 21600 21600" draw:glue-points="21600 0 0 10800 21600 21600" draw:text-areas="13800 ?f9 21600 ?f10" draw:type="left-brace" draw:modifiers="1306.7615658363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26" draw:layer="layout" svg:width="6.429cm" svg:height="1.237cm" svg:x="7.143cm" svg:y="0.715cm">
            <draw:text-box>
              <text:p text:style-name="P25"><text:span text:style-name="T5">blockDim.x</text:span></text:p>
            </draw:text-box>
          </draw:frame>
          <draw:frame draw:style-name="gr15" draw:text-style-name="P26" draw:layer="layout" svg:width="6.429cm" svg:height="1.237cm" svg:x="0.555cm" svg:y="3.088cm">
            <draw:text-box>
              <text:p text:style-name="P25"><text:span text:style-name="T5">blockIdx.x</text:span></text:p>
            </draw:text-box>
          </draw:frame>
          <draw:frame draw:style-name="gr15" draw:text-style-name="P26" draw:layer="layout" svg:width="7.021cm" svg:height="1.237cm" svg:x="0.555cm" svg:y="4.358cm">
            <draw:text-box>
              <text:p text:style-name="P25"><text:span text:style-name="T5">threadIdx.x</text:span></text:p>
            </draw:text-box>
          </draw:frame>
          <draw:custom-shape draw:style-name="gr22" draw:text-style-name="P24" draw:layer="layout" svg:width="0.635cm" svg:height="20.002cm" draw:transform="rotate (1.5707963267949) translate (7.84cm 7.735cm)">
            <text:p text:style-name="P12"/>
            <draw:enhanced-geometry svg:viewBox="0 0 21600 21600" draw:glue-points="21600 0 0 10800 21600 21600" draw:text-areas="13800 ?f9 21600 ?f10" draw:type="left-brace" draw:modifiers="387.882405611103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3" draw:text-style-name="P16" draw:layer="layout" svg:width="1.315cm" svg:height="1.352cm" svg:x="17.18cm" svg:y="7.878cm">
            <draw:text-box>
              <text:p><text:span text:style-name="T1">N</text:span></text:p>
            </draw:text-box>
          </draw:frame>
        </draw:g>
        <draw:frame draw:style-name="gr15" draw:text-style-name="P28" draw:layer="layout" svg:width="8.753cm" svg:height="2.453cm" svg:x="22.297cm" svg:y="18.207cm">
          <draw:text-box>
            <text:p text:style-name="P27"><text:span text:style-name="T1">Streaming</text:span></text:p>
            <text:p text:style-name="P27"><text:span text:style-name="T1">multiprocessors</text:span></text:p>
          </draw:text-box>
        </draw:frame>
        <draw:line draw:style-name="gr24" draw:text-style-name="P24" draw:layer="layout" svg:x1="5.332cm" svg:y1="22.882cm" svg:x2="31.685cm" svg:y2="5.737cm">
          <text:p/>
        </draw:line>
        <draw:line draw:style-name="gr24" draw:text-style-name="P24" draw:layer="layout" svg:x1="9.777cm" svg:y1="22.882cm" svg:x2="31.685cm" svg:y2="10.817cm">
          <text:p/>
        </draw:line>
        <draw:line draw:style-name="gr24" draw:text-style-name="P24" draw:layer="layout" svg:x1="14.857cm" svg:y1="22.882cm" svg:x2="31.685cm" svg:y2="15.58cm">
          <text:p/>
        </draw:line>
        <draw:line draw:style-name="gr24" draw:text-style-name="P24" draw:layer="layout" svg:x1="21.207cm" svg:y1="22.882cm" svg:x2="31.367cm" svg:y2="20.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5.8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7T10:07:47.555072790</meta:creation-date>
    <dc:date>2022-09-07T14:03:48.946591096</dc:date>
    <meta:editing-duration>PT19M31S</meta:editing-duration>
    <meta:editing-cycles>5</meta:editing-cycles>
    <meta:generator>LibreOffice/7.3.5.2$Linux_X86_64 LibreOffice_project/30$Build-2</meta:generator>
    <meta:document-statistic meta:object-count="190"/>
  </office:meta>
</office:document-meta>
</file>